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8FE00000384B86A1334.svm" manifest:media-type=""/>
  <manifest:file-entry manifest:full-path="Pictures/200000010000036F000001355851BA72.svm" manifest:media-type=""/>
  <manifest:file-entry manifest:full-path="Pictures/20000001000002690000013134E4A126.svm" manifest:media-type=""/>
  <manifest:file-entry manifest:full-path="Pictures/2000000100000250000000D82BDD1DE7.svm" manifest:media-type=""/>
  <manifest:file-entry manifest:full-path="Pictures/2000000100000261000001355E05AAE8.svm" manifest:media-type=""/>
  <manifest:file-entry manifest:full-path="Pictures/20000001000001F30000012D709F6124.svm" manifest:media-type=""/>
  <manifest:file-entry manifest:full-path="Pictures/20000001000001F300000129A1FF7D4B.svm" manifest:media-type=""/>
  <manifest:file-entry manifest:full-path="Pictures/20000001000009C9000003179D5ED2B0.svm" manifest:media-type=""/>
  <manifest:file-entry manifest:full-path="Pictures/20000001000001EB000001299B9BEFA1.svm" manifest:media-type=""/>
  <manifest:file-entry manifest:full-path="Pictures/20000001000001F7000001292F832FDB.svm" manifest:media-type=""/>
  <manifest:file-entry manifest:full-path="Pictures/200000010000014200000129F2269856.svm" manifest:media-type=""/>
  <manifest:file-entry manifest:full-path="Pictures/200000010000028F0000012D1A71A5DC.svm" manifest:media-type=""/>
  <manifest:file-entry manifest:full-path="Pictures/2000000100000DA90000012DE431E37A.svm" manifest:media-type=""/>
  <manifest:file-entry manifest:full-path="Pictures/2000031C00004F1D00003B5632ADE6EF.wmf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755cm"/>
    </style:style>
    <style:style style:name="gr8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gr9" style:family="graphic" style:parent-style-name="standard">
      <style:graphic-properties TexMathsArgs="10§display§I_{B4}&gt;I_{B3}&gt;I_{B2}&gt;I_{B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-V_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_{B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I_{B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I_{B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I_{B4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0§display§\Delta 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v_{E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V_{E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0§display§\Delta v_{E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0§latex§\begin{align*}&#10;m=\frac{\Delta i_C}{\Delta v_{EC}} \bigg |_{I_{B3}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0§latex§\begin{align*}&#10;r_o = \frac{\partial v_{EC}}{\partial i_C}=\frac{1}{m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2pt" style:font-size-asian="12pt" style:font-name-complex="Jameel Noori Nastaleeq" style:font-size-complex="12pt"/>
    </style:style>
    <style:style style:name="P4" style:family="paragraph">
      <style:text-properties style:font-name="Jameel Noori Nastaleeq" fo:font-size="10pt" style:font-size-asian="10pt" style:font-name-complex="Jameel Noori Nastaleeq" style:font-size-complex="10pt"/>
    </style:style>
    <style:style style:name="T1" style:family="text">
      <style:text-properties style:font-name="Jameel Noori Nastaleeq" fo:font-size="12pt" style:font-size-asian="12pt" style:font-name-complex="Jameel Noori Nastaleeq" style:font-size-complex="12pt"/>
    </style:style>
    <style:style style:name="T2" style:family="text">
      <style:text-properties style:font-name="Jameel Noori Nastaleeq" fo:font-size="10pt" style:font-size-asian="10pt" style:font-name-complex="Jameel Noori Nastaleeq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208cm" svg:height="5.841cm" svg:x="0.378cm" svg:y="0.404cm">
          <draw:image xlink:href="Pictures/2000031C00004F1D00003B5632ADE6EF.wmf" xlink:type="simple" xlink:show="embed" xlink:actuate="onLoad">
            <text:p/>
          </draw:image>
        </draw:frame>
        <draw:line draw:style-name="gr2" draw:text-style-name="P1" draw:layer="layout" svg:x1="7.503cm" svg:y1="2.835cm" svg:x2="2.476cm" svg:y2="5.534cm">
          <text:p/>
        </draw:line>
        <draw:line draw:style-name="gr2" draw:text-style-name="P1" draw:layer="layout" svg:x1="7.409cm" svg:y1="3.572cm" svg:x2="2.476cm" svg:y2="5.534cm">
          <text:p/>
        </draw:line>
        <draw:line draw:style-name="gr2" draw:text-style-name="P1" draw:layer="layout" svg:x1="7.39cm" svg:y1="4.214cm" svg:x2="2.549cm" svg:y2="5.51cm">
          <text:p/>
        </draw:line>
        <draw:line draw:style-name="gr2" draw:text-style-name="P1" draw:layer="layout" svg:x1="7.314cm" svg:y1="4.876cm" svg:x2="2.476cm" svg:y2="5.534cm">
          <text:p/>
        </draw:line>
        <draw:line draw:style-name="gr2" draw:text-style-name="P1" xml:id="id4" draw:id="id4" draw:layer="layout" svg:x1="7.809cm" svg:y1="0.768cm" svg:x2="7.797cm" svg:y2="5.502cm">
          <text:p/>
        </draw:line>
        <draw:line draw:style-name="gr3" draw:text-style-name="P1" xml:id="id2" draw:id="id2" draw:layer="layout" svg:x1="7.218cm" svg:y1="2.184cm" svg:x2="7.8cm" svg:y2="2.184cm">
          <text:p/>
        </draw:line>
        <draw:frame draw:style-name="gr4" draw:text-style-name="P3" xml:id="id1" draw:id="id1" draw:layer="layout" svg:width="2.161cm" svg:height="0.848cm" svg:x="3.764cm" svg:y="1.068cm">
          <draw:text-box>
            <text:p text:style-name="P2"><text:span text:style-name="T1">غیر افزائندہ خطہ</text:span></text:p>
          </draw:text-box>
        </draw:frame>
        <draw:connector draw:style-name="gr5" draw:text-style-name="P1" draw:layer="layout" draw:type="curve" svg:x1="5.925cm" svg:y1="1.492cm" svg:x2="7.509cm" svg:y2="2.184cm" draw:start-shape="id1" draw:end-shape="id2" draw:end-glue-point="0" svg:d="M5925 1492c970 0 179 692 1584 692" svg:viewBox="0 0 1585 693">
          <text:p/>
        </draw:connector>
        <draw:line draw:style-name="gr6" draw:text-style-name="P1" draw:layer="layout" svg:x1="7.809cm" svg:y1="1.327cm" svg:x2="8.128cm" svg:y2="1.327cm">
          <text:p/>
        </draw:line>
        <draw:frame draw:style-name="gr7" draw:text-style-name="P3" draw:layer="layout" svg:width="2.255cm" svg:height="0.848cm" svg:x="7.938cm" svg:y="0.872cm">
          <draw:text-box>
            <text:p text:style-name="P2"><text:span text:style-name="T1">افزائندہ خطہ</text:span></text:p>
          </draw:text-box>
        </draw:frame>
        <draw:line draw:style-name="gr8" draw:text-style-name="P1" draw:layer="layout" svg:x1="9.993cm" svg:y1="1.327cm" svg:x2="10.999cm" svg:y2="1.327cm">
          <text:p/>
        </draw:line>
        <draw:connector draw:style-name="gr5" draw:text-style-name="P1" draw:layer="layout" draw:type="curve" svg:x1="8.406cm" svg:y1="6.133cm" svg:x2="7.803cm" svg:y2="5.502cm" draw:start-shape="id3" draw:start-glue-point="3" draw:end-shape="id4" draw:end-glue-point="2" svg:d="M8406 6133c-402 0-603-210-603-631" svg:viewBox="0 0 604 632">
          <text:p/>
        </draw:connector>
        <draw:line draw:style-name="gr2" draw:text-style-name="P1" draw:layer="layout" svg:x1="9.295cm" svg:y1="2.794cm" svg:x2="10.169cm" svg:y2="2.794cm">
          <text:p/>
        </draw:line>
        <draw:line draw:style-name="gr2" draw:text-style-name="P1" draw:layer="layout" svg:x1="10.163cm" svg:y1="2.757cm" svg:x2="10.163cm" svg:y2="2.453cm">
          <text:p/>
        </draw:line>
        <draw:frame draw:style-name="gr4" draw:text-style-name="P3" draw:layer="layout" svg:width="1.294cm" svg:height="0.848cm" svg:x="9.062cm" svg:y="1.88cm">
          <draw:text-box>
            <text:p text:style-name="P2"><text:span text:style-name="T1">ڈھلوان</text:span></text:p>
          </draw:text-box>
        </draw:frame>
        <draw:frame draw:style-name="gr4" draw:text-style-name="P3" draw:layer="layout" svg:width="1.294cm" svg:height="0.848cm" svg:x="0.995cm" svg:y="1.242cm">
          <draw:text-box>
            <text:p text:style-name="P2"><text:span text:style-name="T1">ڈھلوان</text:span></text:p>
          </draw:text-box>
        </draw:frame>
        <draw:frame draw:style-name="gr9" draw:text-style-name="P1" draw:layer="layout" svg:width="3.496cm" svg:height="0.3cm" svg:x="0.682cm" svg:y="0.731cm">
          <draw:image xlink:href="Pictures/2000000100000DA90000012DE431E37A.svm" xlink:type="simple" xlink:show="embed" xlink:actuate="onLoad">
            <text:p/>
          </draw:image>
        </draw:frame>
        <draw:frame draw:style-name="gr10" draw:text-style-name="P1" draw:layer="layout" svg:width="0.785cm" svg:height="0.36cm" svg:x="2.037cm" svg:y="5.803cm">
          <draw:image xlink:href="Pictures/200000010000028F0000012D1A71A5DC.svm" xlink:type="simple" xlink:show="embed" xlink:actuate="onLoad">
            <text:p/>
          </draw:image>
        </draw:frame>
        <draw:frame draw:style-name="gr11" draw:text-style-name="P1" draw:layer="layout" svg:width="0.385cm" svg:height="0.355cm" svg:x="6.942cm" svg:y="0.305cm">
          <draw:image xlink:href="Pictures/200000010000014200000129F2269856.svm" xlink:type="simple" xlink:show="embed" xlink:actuate="onLoad">
            <text:p/>
          </draw:image>
        </draw:frame>
        <draw:frame draw:style-name="gr4" draw:text-style-name="P4" draw:layer="layout" svg:width="1.535cm" svg:height="0.751cm" svg:x="8.958cm" svg:y="5.877cm">
          <draw:text-box>
            <text:p text:style-name="P2"><text:span text:style-name="T2">غیرافزائندہ</text:span></text:p>
          </draw:text-box>
        </draw:frame>
        <draw:frame draw:style-name="gr12" draw:text-style-name="P1" draw:layer="layout" svg:width="0.588cm" svg:height="0.355cm" svg:x="11.107cm" svg:y="4.217cm">
          <draw:image xlink:href="Pictures/20000001000001EB000001299B9BEFA1.svm" xlink:type="simple" xlink:show="embed" xlink:actuate="onLoad">
            <text:p/>
          </draw:image>
        </draw:frame>
        <draw:frame draw:style-name="gr13" draw:text-style-name="P1" draw:layer="layout" svg:width="0.598cm" svg:height="0.355cm" svg:x="11.107cm" svg:y="3.083cm">
          <draw:image xlink:href="Pictures/20000001000001F300000129A1FF7D4B.svm" xlink:type="simple" xlink:show="embed" xlink:actuate="onLoad">
            <text:p/>
          </draw:image>
        </draw:frame>
        <draw:frame draw:style-name="gr14" draw:text-style-name="P1" draw:layer="layout" svg:width="0.598cm" svg:height="0.36cm" svg:x="11.107cm" svg:y="1.909cm">
          <draw:image xlink:href="Pictures/20000001000001F30000012D709F6124.svm" xlink:type="simple" xlink:show="embed" xlink:actuate="onLoad">
            <text:p/>
          </draw:image>
        </draw:frame>
        <draw:frame draw:style-name="gr15" draw:text-style-name="P1" draw:layer="layout" svg:width="0.602cm" svg:height="0.355cm" svg:x="11.107cm" svg:y="0.74cm">
          <draw:image xlink:href="Pictures/20000001000001F7000001292F832FDB.svm" xlink:type="simple" xlink:show="embed" xlink:actuate="onLoad">
            <text:p/>
          </draw:image>
        </draw:frame>
        <draw:frame draw:style-name="gr16" draw:text-style-name="P1" draw:layer="layout" svg:width="0.608cm" svg:height="0.308cm" svg:x="10.294cm" svg:y="2.533cm">
          <draw:image xlink:href="Pictures/2000000100000261000001355E05AAE8.svm" xlink:type="simple" xlink:show="embed" xlink:actuate="onLoad">
            <text:p/>
          </draw:image>
        </draw:frame>
        <draw:frame draw:style-name="gr17" draw:text-style-name="P1" draw:layer="layout" svg:width="0.709cm" svg:height="0.258cm" svg:x="11.599cm" svg:y="5.381cm">
          <draw:image xlink:href="Pictures/2000000100000250000000D82BDD1DE7.svm" xlink:type="simple" xlink:show="embed" xlink:actuate="onLoad">
            <text:p/>
          </draw:image>
        </draw:frame>
        <draw:frame draw:style-name="gr18" draw:text-style-name="P1" xml:id="id3" draw:id="id3" draw:layer="layout" svg:width="0.739cm" svg:height="0.365cm" svg:x="8.406cm" svg:y="5.951cm">
          <draw:image xlink:href="Pictures/20000001000002690000013134E4A126.svm" xlink:type="simple" xlink:show="embed" xlink:actuate="onLoad">
            <text:p/>
          </draw:image>
        </draw:frame>
        <draw:frame draw:style-name="gr19" draw:text-style-name="P1" draw:layer="layout" svg:width="0.878cm" svg:height="0.308cm" svg:x="9.34cm" svg:y="2.918cm">
          <draw:image xlink:href="Pictures/200000010000036F000001355851BA72.svm" xlink:type="simple" xlink:show="embed" xlink:actuate="onLoad">
            <text:p/>
          </draw:image>
        </draw:frame>
        <draw:frame draw:style-name="gr20" draw:text-style-name="P1" draw:layer="layout" svg:width="2.301cm" svg:height="0.899cm" svg:x="1.031cm" svg:y="2.105cm">
          <draw:image xlink:href="Pictures/20000001000008FE00000384B86A1334.svm" xlink:type="simple" xlink:show="embed" xlink:actuate="onLoad">
            <text:p/>
          </draw:image>
        </draw:frame>
        <draw:frame draw:style-name="gr21" draw:text-style-name="P1" draw:layer="layout" svg:width="2.504cm" svg:height="0.79cm" svg:x="1.047cm" svg:y="3.322cm">
          <draw:image xlink:href="Pictures/20000001000009C9000003179D5ED2B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2.954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9:51:58.003112529</dc:date>
    <meta:editing-duration>PT23M22S</meta:editing-duration>
    <meta:editing-cycles>5</meta:editing-cycles>
    <meta:generator>LibreOffice/4.2.8.2$Linux_x86 LibreOffice_project/420m0$Build-2</meta:generator>
    <meta:document-statistic meta:object-count="31"/>
  </office:meta>
</office:document-meta>
</file>